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9.787625">
            <text:p>649.787625</text:p>
          </table:table-cell>
          <table:table-cell office:value-type="float" office:value="657.062282">
            <text:p>657.062282</text:p>
          </table:table-cell>
          <table:table-cell office:value-type="float" office:value="652.400873">
            <text:p>652.400873</text:p>
          </table:table-cell>
          <table:table-cell office:value-type="float" office:value="647.893607">
            <text:p>647.893607</text:p>
          </table:table-cell>
          <table:table-cell office:value-type="float" office:value="647.558641">
            <text:p>647.558641</text:p>
          </table:table-cell>
          <table:table-cell office:value-type="float" office:value="643.231333">
            <text:p>643.231333</text:p>
          </table:table-cell>
          <table:table-cell office:value-type="float" office:value="643.980794">
            <text:p>643.980794</text:p>
          </table:table-cell>
          <table:table-cell office:value-type="float" office:value="644.04157">
            <text:p>644.041570</text:p>
          </table:table-cell>
          <table:table-cell office:value-type="float" office:value="646.647771">
            <text:p>646.647771</text:p>
          </table:table-cell>
          <table:table-cell office:value-type="float" office:value="641.669638">
            <text:p>641.669638</text:p>
          </table:table-cell>
          <table:table-cell office:value-type="float" office:value="1">
            <text:p>1</text:p>
          </table:table-cell>
          <table:table-cell table:formula="oooc:=AVERAGE([.B2:.K2])" office:value-type="float" office:value="647.4274134">
            <text:p>647.427413</text:p>
          </table:table-cell>
          <table:table-cell table:style-name="ce1" office:value-type="float" office:value="1">
            <text:p>1</text:p>
          </table:table-cell>
          <table:table-cell table:formula="oooc:=[.$M15]/[.M2]" office:value-type="float" office:value="1.00264060551749">
            <text:p>1.002641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4.699805">
            <text:p>414.699805</text:p>
          </table:table-cell>
          <table:table-cell office:value-type="float" office:value="415.090853">
            <text:p>415.090853</text:p>
          </table:table-cell>
          <table:table-cell office:value-type="float" office:value="415.138852">
            <text:p>415.138852</text:p>
          </table:table-cell>
          <table:table-cell office:value-type="float" office:value="410.942798">
            <text:p>410.942798</text:p>
          </table:table-cell>
          <table:table-cell office:value-type="float" office:value="422.233636">
            <text:p>422.233636</text:p>
          </table:table-cell>
          <table:table-cell office:value-type="float" office:value="416.44591">
            <text:p>416.445910</text:p>
          </table:table-cell>
          <table:table-cell office:value-type="float" office:value="412.815661">
            <text:p>412.815661</text:p>
          </table:table-cell>
          <table:table-cell office:value-type="float" office:value="416.854752">
            <text:p>416.854752</text:p>
          </table:table-cell>
          <table:table-cell office:value-type="float" office:value="424.987347">
            <text:p>424.987347</text:p>
          </table:table-cell>
          <table:table-cell office:value-type="float" office:value="407.859848">
            <text:p>407.859848</text:p>
          </table:table-cell>
          <table:table-cell office:value-type="float" office:value="2">
            <text:p>2</text:p>
          </table:table-cell>
          <table:table-cell table:formula="oooc:=AVERAGE([.B3:.K3])" office:value-type="float" office:value="415.7069462">
            <text:p>415.706946</text:p>
          </table:table-cell>
          <table:table-cell table:style-name="ce1" office:value-type="float" office:value="2">
            <text:p>2</text:p>
          </table:table-cell>
          <table:table-cell table:formula="oooc:=[.$M15]/[.M3]" office:value-type="float" office:value="1.56152554036876">
            <text:p>1.561526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.567512">
            <text:p>264.567512</text:p>
          </table:table-cell>
          <table:table-cell office:value-type="float" office:value="254.341024">
            <text:p>254.341024</text:p>
          </table:table-cell>
          <table:table-cell office:value-type="float" office:value="254.520715">
            <text:p>254.520715</text:p>
          </table:table-cell>
          <table:table-cell office:value-type="float" office:value="255.17514">
            <text:p>255.175140</text:p>
          </table:table-cell>
          <table:table-cell office:value-type="float" office:value="256.714725">
            <text:p>256.714725</text:p>
          </table:table-cell>
          <table:table-cell office:value-type="float" office:value="253.872427">
            <text:p>253.872427</text:p>
          </table:table-cell>
          <table:table-cell office:value-type="float" office:value="252.946388">
            <text:p>252.946388</text:p>
          </table:table-cell>
          <table:table-cell office:value-type="float" office:value="254.986908">
            <text:p>254.986908</text:p>
          </table:table-cell>
          <table:table-cell office:value-type="float" office:value="255.867895">
            <text:p>255.867895</text:p>
          </table:table-cell>
          <table:table-cell office:value-type="float" office:value="255.310121">
            <text:p>255.310121</text:p>
          </table:table-cell>
          <table:table-cell office:value-type="float" office:value="4">
            <text:p>4</text:p>
          </table:table-cell>
          <table:table-cell table:formula="oooc:=AVERAGE([.B4:.K4])" office:value-type="float" office:value="255.8302855">
            <text:p>255.830286</text:p>
          </table:table-cell>
          <table:table-cell table:style-name="ce1" office:value-type="float" office:value="4">
            <text:p>4</text:p>
          </table:table-cell>
          <table:table-cell table:formula="oooc:=[.$M15]/[.M4]" office:value-type="float" office:value="2.53737360504959">
            <text:p>2.537374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5.343451">
            <text:p>165.343451</text:p>
          </table:table-cell>
          <table:table-cell office:value-type="float" office:value="166.701242">
            <text:p>166.701242</text:p>
          </table:table-cell>
          <table:table-cell office:value-type="float" office:value="166.854207">
            <text:p>166.854207</text:p>
          </table:table-cell>
          <table:table-cell office:value-type="float" office:value="165.841512">
            <text:p>165.841512</text:p>
          </table:table-cell>
          <table:table-cell office:value-type="float" office:value="164.283313">
            <text:p>164.283313</text:p>
          </table:table-cell>
          <table:table-cell office:value-type="float" office:value="164.973785">
            <text:p>164.973785</text:p>
          </table:table-cell>
          <table:table-cell office:value-type="float" office:value="166.178245">
            <text:p>166.178245</text:p>
          </table:table-cell>
          <table:table-cell office:value-type="float" office:value="166.473849">
            <text:p>166.473849</text:p>
          </table:table-cell>
          <table:table-cell office:value-type="float" office:value="167.109344">
            <text:p>167.109344</text:p>
          </table:table-cell>
          <table:table-cell office:value-type="float" office:value="165.739322">
            <text:p>165.739322</text:p>
          </table:table-cell>
          <table:table-cell office:value-type="float" office:value="8">
            <text:p>8</text:p>
          </table:table-cell>
          <table:table-cell table:formula="oooc:=AVERAGE([.B5:.K5])" office:value-type="float" office:value="165.949827">
            <text:p>165.949827</text:p>
          </table:table-cell>
          <table:table-cell table:style-name="ce1" office:value-type="float" office:value="8">
            <text:p>8</text:p>
          </table:table-cell>
          <table:table-cell table:formula="oooc:=[.$M15]/[.M5]" office:value-type="float" office:value="3.9116462218427">
            <text:p>3.911646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.542728">
            <text:p>142.542728</text:p>
          </table:table-cell>
          <table:table-cell office:value-type="float" office:value="141.938787">
            <text:p>141.938787</text:p>
          </table:table-cell>
          <table:table-cell office:value-type="float" office:value="141.999311">
            <text:p>141.999311</text:p>
          </table:table-cell>
          <table:table-cell office:value-type="float" office:value="142.512763">
            <text:p>142.512763</text:p>
          </table:table-cell>
          <table:table-cell office:value-type="float" office:value="141.942607">
            <text:p>141.942607</text:p>
          </table:table-cell>
          <table:table-cell office:value-type="float" office:value="142.315805">
            <text:p>142.315805</text:p>
          </table:table-cell>
          <table:table-cell office:value-type="float" office:value="141.926396">
            <text:p>141.926396</text:p>
          </table:table-cell>
          <table:table-cell office:value-type="float" office:value="142.127513">
            <text:p>142.127513</text:p>
          </table:table-cell>
          <table:table-cell office:value-type="float" office:value="141.940796">
            <text:p>141.940796</text:p>
          </table:table-cell>
          <table:table-cell office:value-type="float" office:value="142.006041">
            <text:p>142.006041</text:p>
          </table:table-cell>
          <table:table-cell office:value-type="float" office:value="12">
            <text:p>12</text:p>
          </table:table-cell>
          <table:table-cell table:formula="oooc:=AVERAGE([.B6:.K6])" office:value-type="float" office:value="142.1252747">
            <text:p>142.125275</text:p>
          </table:table-cell>
          <table:table-cell table:style-name="ce1" office:value-type="float" office:value="12">
            <text:p>12</text:p>
          </table:table-cell>
          <table:table-cell table:formula="oooc:=[.$M15]/[.M6]" office:value-type="float" office:value="4.56735802389974">
            <text:p>4.567358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4.579233">
            <text:p>134.579233</text:p>
          </table:table-cell>
          <table:table-cell office:value-type="float" office:value="134.798242">
            <text:p>134.798242</text:p>
          </table:table-cell>
          <table:table-cell office:value-type="float" office:value="135.303118">
            <text:p>135.303118</text:p>
          </table:table-cell>
          <table:table-cell office:value-type="float" office:value="133.81915">
            <text:p>133.819150</text:p>
          </table:table-cell>
          <table:table-cell office:value-type="float" office:value="132.182474">
            <text:p>132.182474</text:p>
          </table:table-cell>
          <table:table-cell office:value-type="float" office:value="138.758422">
            <text:p>138.758422</text:p>
          </table:table-cell>
          <table:table-cell office:value-type="float" office:value="139.390918">
            <text:p>139.390918</text:p>
          </table:table-cell>
          <table:table-cell office:value-type="float" office:value="139.904779">
            <text:p>139.904779</text:p>
          </table:table-cell>
          <table:table-cell office:value-type="float" office:value="138.267767">
            <text:p>138.267767</text:p>
          </table:table-cell>
          <table:table-cell office:value-type="float" office:value="138.078736">
            <text:p>138.078736</text:p>
          </table:table-cell>
          <table:table-cell office:value-type="float" office:value="16">
            <text:p>16</text:p>
          </table:table-cell>
          <table:table-cell table:formula="oooc:=AVERAGE([.B7:.K7])" office:value-type="float" office:value="136.5082839">
            <text:p>136.508284</text:p>
          </table:table-cell>
          <table:table-cell table:style-name="ce1" office:value-type="float" office:value="16">
            <text:p>16</text:p>
          </table:table-cell>
          <table:table-cell table:formula="oooc:=[.$M15]/[.M7]" office:value-type="float" office:value="4.75529392982135">
            <text:p>4.755294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8.097008">
            <text:p>138.097008</text:p>
          </table:table-cell>
          <table:table-cell office:value-type="float" office:value="139.82137">
            <text:p>139.821370</text:p>
          </table:table-cell>
          <table:table-cell office:value-type="float" office:value="139.09806">
            <text:p>139.098060</text:p>
          </table:table-cell>
          <table:table-cell office:value-type="float" office:value="135.108362">
            <text:p>135.108362</text:p>
          </table:table-cell>
          <table:table-cell office:value-type="float" office:value="135.736204">
            <text:p>135.736204</text:p>
          </table:table-cell>
          <table:table-cell office:value-type="float" office:value="137.652421">
            <text:p>137.652421</text:p>
          </table:table-cell>
          <table:table-cell office:value-type="float" office:value="138.226661">
            <text:p>138.226661</text:p>
          </table:table-cell>
          <table:table-cell office:value-type="float" office:value="137.211771">
            <text:p>137.211771</text:p>
          </table:table-cell>
          <table:table-cell office:value-type="float" office:value="137.424682">
            <text:p>137.424682</text:p>
          </table:table-cell>
          <table:table-cell office:value-type="float" office:value="138.334488">
            <text:p>138.334488</text:p>
          </table:table-cell>
          <table:table-cell office:value-type="float" office:value="32">
            <text:p>32</text:p>
          </table:table-cell>
          <table:table-cell table:formula="oooc:=AVERAGE([.B8:.K8])" office:value-type="float" office:value="137.6711027">
            <text:p>137.671103</text:p>
          </table:table-cell>
          <table:table-cell table:style-name="ce1" office:value-type="float" office:value="32">
            <text:p>32</text:p>
          </table:table-cell>
          <table:table-cell table:formula="oooc:=[.$M15]/[.M8]" office:value-type="float" office:value="4.71512903629848">
            <text:p>4.715129</text:p>
          </table:table-cell>
          <table:table-cell table:number-columns-repeated="24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4.633115">
            <text:p>144.633115</text:p>
          </table:table-cell>
          <table:table-cell office:value-type="float" office:value="143.984212">
            <text:p>143.984212</text:p>
          </table:table-cell>
          <table:table-cell office:value-type="float" office:value="135.945024">
            <text:p>135.945024</text:p>
          </table:table-cell>
          <table:table-cell office:value-type="float" office:value="133.498398">
            <text:p>133.498398</text:p>
          </table:table-cell>
          <table:table-cell office:value-type="float" office:value="125.195247">
            <text:p>125.195247</text:p>
          </table:table-cell>
          <table:table-cell office:value-type="float" office:value="140.816078">
            <text:p>140.816078</text:p>
          </table:table-cell>
          <table:table-cell office:value-type="float" office:value="118.540557">
            <text:p>118.540557</text:p>
          </table:table-cell>
          <table:table-cell office:value-type="float" office:value="140.744606">
            <text:p>140.744606</text:p>
          </table:table-cell>
          <table:table-cell office:value-type="float" office:value="124.999459">
            <text:p>124.999459</text:p>
          </table:table-cell>
          <table:table-cell office:value-type="float" office:value="144.324637">
            <text:p>144.324637</text:p>
          </table:table-cell>
          <table:table-cell office:value-type="float" office:value="40">
            <text:p>40</text:p>
          </table:table-cell>
          <table:table-cell table:formula="oooc:=AVERAGE([.B9:.K9])" office:value-type="float" office:value="135.2681333">
            <text:p>135.268133</text:p>
          </table:table-cell>
          <table:table-cell table:style-name="ce1" office:value-type="float" office:value="40">
            <text:p>40</text:p>
          </table:table-cell>
          <table:table-cell table:formula="oooc:=[.$M15]/[.M9]" office:value-type="float" office:value="4.79889089886627">
            <text:p>4.798891</text:p>
          </table:table-cell>
          <table:table-cell table:number-columns-repeated="24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6.1955">
            <text:p>126.195500</text:p>
          </table:table-cell>
          <table:table-cell office:value-type="float" office:value="131.475004">
            <text:p>131.475004</text:p>
          </table:table-cell>
          <table:table-cell office:value-type="float" office:value="127.759922">
            <text:p>127.759922</text:p>
          </table:table-cell>
          <table:table-cell office:value-type="float" office:value="128.053241">
            <text:p>128.053241</text:p>
          </table:table-cell>
          <table:table-cell office:value-type="float" office:value="120.261841">
            <text:p>120.261841</text:p>
          </table:table-cell>
          <table:table-cell office:value-type="float" office:value="134.085349">
            <text:p>134.085349</text:p>
          </table:table-cell>
          <table:table-cell office:value-type="float" office:value="128.030466">
            <text:p>128.030466</text:p>
          </table:table-cell>
          <table:table-cell office:value-type="float" office:value="133.546683">
            <text:p>133.546683</text:p>
          </table:table-cell>
          <table:table-cell office:value-type="float" office:value="126.911131">
            <text:p>126.911131</text:p>
          </table:table-cell>
          <table:table-cell office:value-type="float" office:value="127.62789">
            <text:p>127.627890</text:p>
          </table:table-cell>
          <table:table-cell office:value-type="float" office:value="48">
            <text:p>48</text:p>
          </table:table-cell>
          <table:table-cell table:formula="oooc:=AVERAGE([.B10:.K10])" office:value-type="float" office:value="128.3947027">
            <text:p>128.394703</text:p>
          </table:table-cell>
          <table:table-cell table:style-name="ce1" office:value-type="float" office:value="48">
            <text:p>48</text:p>
          </table:table-cell>
          <table:table-cell table:formula="oooc:=[.$M15]/[.M10]" office:value-type="float" office:value="5.05579280257954">
            <text:p>5.055793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7.779723">
            <text:p>137.779723</text:p>
          </table:table-cell>
          <table:table-cell office:value-type="float" office:value="131.801626">
            <text:p>131.801626</text:p>
          </table:table-cell>
          <table:table-cell office:value-type="float" office:value="126.434115">
            <text:p>126.434115</text:p>
          </table:table-cell>
          <table:table-cell office:value-type="float" office:value="141.005725">
            <text:p>141.005725</text:p>
          </table:table-cell>
          <table:table-cell office:value-type="float" office:value="124.809661">
            <text:p>124.809661</text:p>
          </table:table-cell>
          <table:table-cell office:value-type="float" office:value="127.162579">
            <text:p>127.162579</text:p>
          </table:table-cell>
          <table:table-cell office:value-type="float" office:value="125.672504">
            <text:p>125.672504</text:p>
          </table:table-cell>
          <table:table-cell office:value-type="float" office:value="127.5154">
            <text:p>127.515400</text:p>
          </table:table-cell>
          <table:table-cell office:value-type="float" office:value="126.259828">
            <text:p>126.259828</text:p>
          </table:table-cell>
          <table:table-cell office:value-type="float" office:value="137.208012">
            <text:p>137.208012</text:p>
          </table:table-cell>
          <table:table-cell office:value-type="float" office:value="64">
            <text:p>64</text:p>
          </table:table-cell>
          <table:table-cell table:formula="oooc:=AVERAGE([.B11:.K11])" office:value-type="float" office:value="130.5649173">
            <text:p>130.564917</text:p>
          </table:table-cell>
          <table:table-cell table:style-name="ce1" office:value-type="float" office:value="64">
            <text:p>64</text:p>
          </table:table-cell>
          <table:table-cell table:formula="oooc:=[.$M$15]/[.M11]" office:value-type="float" office:value="4.97175678753331">
            <text:p>4.971757</text:p>
          </table:table-cell>
          <table:table-cell table:number-columns-repeated="241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33.597035">
            <text:p>133.597035</text:p>
          </table:table-cell>
          <table:table-cell office:value-type="float" office:value="144.694116">
            <text:p>144.694116</text:p>
          </table:table-cell>
          <table:table-cell office:value-type="float" office:value="133.703908">
            <text:p>133.703908</text:p>
          </table:table-cell>
          <table:table-cell office:value-type="float" office:value="134.50196">
            <text:p>134.501960</text:p>
          </table:table-cell>
          <table:table-cell office:value-type="float" office:value="143.347486">
            <text:p>143.347486</text:p>
          </table:table-cell>
          <table:table-cell table:number-columns-repeated="5"/>
          <table:table-cell office:value-type="float" office:value="80">
            <text:p>80</text:p>
          </table:table-cell>
          <table:table-cell table:formula="oooc:=AVERAGE([.B12:.K12])" office:value-type="float" office:value="137.968901">
            <text:p>137.968901</text:p>
          </table:table-cell>
          <table:table-cell table:style-name="ce1" office:value-type="float" office:value="80">
            <text:p>80</text:p>
          </table:table-cell>
          <table:table-cell table:formula="oooc:=[.$M$15]/[.M12]" office:value-type="float" office:value="4.70495168907666">
            <text:p>4.704952</text:p>
          </table:table-cell>
          <table:table-cell table:number-columns-repeated="241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40.427325">
            <text:p>140.427325</text:p>
          </table:table-cell>
          <table:table-cell office:value-type="float" office:value="137.646139">
            <text:p>137.646139</text:p>
          </table:table-cell>
          <table:table-cell office:value-type="float" office:value="131.489495">
            <text:p>131.489495</text:p>
          </table:table-cell>
          <table:table-cell office:value-type="float" office:value="131.81934">
            <text:p>131.819340</text:p>
          </table:table-cell>
          <table:table-cell table:number-columns-repeated="6"/>
          <table:table-cell office:value-type="float" office:value="96">
            <text:p>96</text:p>
          </table:table-cell>
          <table:table-cell table:formula="oooc:=AVERAGE([.B13:.K13])" office:value-type="float" office:value="135.34557475">
            <text:p>135.345575</text:p>
          </table:table-cell>
          <table:table-cell table:style-name="ce1" office:value-type="float" office:value="96">
            <text:p>96</text:p>
          </table:table-cell>
          <table:table-cell table:formula="oooc:=[.$M$15]/[.M13]" office:value-type="float" office:value="4.79614509007063">
            <text:p>4.796145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2.559011">
            <text:p>152.559011</text:p>
          </table:table-cell>
          <table:table-cell office:value-type="float" office:value="176.546096">
            <text:p>176.546096</text:p>
          </table:table-cell>
          <table:table-cell office:value-type="float" office:value="183.073856">
            <text:p>183.073856</text:p>
          </table:table-cell>
          <table:table-cell table:number-columns-repeated="7"/>
          <table:table-cell office:value-type="float" office:value="128">
            <text:p>128</text:p>
          </table:table-cell>
          <table:table-cell table:formula="oooc:=AVERAGE([.B14:.K14])" office:value-type="float" office:value="170.726321">
            <text:p>170.726321</text:p>
          </table:table-cell>
          <table:table-cell table:style-name="ce1" office:value-type="float" office:value="128">
            <text:p>128</text:p>
          </table:table-cell>
          <table:table-cell table:formula="oooc:=[.$M$15]/[.M14]" office:value-type="float" office:value="3.80220817737881">
            <text:p>3.802208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651.428786">
            <text:p>651.428786</text:p>
          </table:table-cell>
          <table:table-cell office:value-type="float" office:value="651.616885">
            <text:p>651.616885</text:p>
          </table:table-cell>
          <table:table-cell office:value-type="float" office:value="648.686698">
            <text:p>648.686698</text:p>
          </table:table-cell>
          <table:table-cell office:value-type="float" office:value="648.800963">
            <text:p>648.800963</text:p>
          </table:table-cell>
          <table:table-cell office:value-type="float" office:value="646.229517">
            <text:p>646.229517</text:p>
          </table:table-cell>
          <table:table-cell office:value-type="float" office:value="651.473511">
            <text:p>651.473511</text:p>
          </table:table-cell>
          <table:table-cell office:value-type="float" office:value="646.250179">
            <text:p>646.250179</text:p>
          </table:table-cell>
          <table:table-cell office:value-type="float" office:value="649.450482">
            <text:p>649.450482</text:p>
          </table:table-cell>
          <table:table-cell office:value-type="float" office:value="645.921935">
            <text:p>645.921935</text:p>
          </table:table-cell>
          <table:table-cell office:value-type="float" office:value="651.511182">
            <text:p>651.511182</text:p>
          </table:table-cell>
          <table:table-cell/>
          <table:table-cell table:formula="oooc:=AVERAGE([.B15:.K15])" office:value-type="float" office:value="649.1370138">
            <text:p>649.137014</text:p>
          </table:table-cell>
          <table:table-cell table:number-columns-repeated="243"/>
        </table:table-row>
        <table:table-row table:style-name="ro1">
          <table:table-cell office:value-type="string">
            <text:p>mkl</text:p>
          </table:table-cell>
          <table:table-cell table:number-columns-repeated="11"/>
          <table:table-cell table:style-name="ce3" table:formula="oooc:=AVERAGE([.B16:.K16])" office:value-type="float" office:value="0">
            <text:p>#DIV/0!</text:p>
          </table:table-cell>
          <table:table-cell table:style-name="ce3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52" table:end-x="0.6827in" table:end-y="0.139in" draw:z-index="0" draw:style-name="gr1" svg:width="6.6346in" svg:height="5.7484in" svg:x="0.3362in" svg:y="0.0831in">
              <draw:object draw:notify-on-update-of-ranges="Sheet1.L2:Sheet1.L14 Sheet1.M2:Sheet1.M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53" table:end-x="0.4598in" table:end-y="0.0732in" draw:z-index="1" draw:style-name="gr1" svg:width="6.5398in" svg:height="5.4398in" svg:x="0.1433in" svg:y="0.1583in">
              <draw:object draw:notify-on-update-of-ranges="Sheet1.N2:Sheet1.N14 Sheet1.O2:Sheet1.O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9">03/29/2010</text:date>, <text:time>16:0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3-29T16:07:20</dc:date>
    <meta:editing-cycles>55</meta:editing-cycles>
    <meta:editing-duration>PT23H22M58S</meta:editing-duration>
    <meta:user-defined meta:name="Info 1"/>
    <meta:user-defined meta:name="Info 2"/>
    <meta:user-defined meta:name="Info 3"/>
    <meta:user-defined meta:name="Info 4"/>
    <meta:document-statistic meta:table-count="3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81274795532pt" style:font-size-asian="12.2281274795532pt" style:font-size-complex="12.2281274795532pt"/>
    </style:style>
    <style:style style:name="ch3" style:family="chart">
      <style:text-properties fo:font-size="10.3667230606079pt" style:font-size-asian="10.3667230606079pt" style:font-size-complex="10.3667230606079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62671661377pt" style:font-size-asian="8.46562671661377pt" style:font-size-complex="8.46562671661377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62671661377pt" style:font-size-asian="8.46562671661377pt" style:font-size-complex="8.46562671661377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3cm" svg:height="14.602cm" chart:class="chart:bar" chart:style-name="ch1">
        <chart:title svg:x="6.281cm" svg:y="0.319cm" chart:style-name="ch2">
          <text:p>Ranger Running Times</text:p>
        </chart:title>
        <chart:subtitle svg:x="5.396cm" svg:y="1.057cm" chart:style-name="ch3">
          <text:p>10000x10000 matrix (70% sparsity)</text:p>
        </chart:subtitle>
        <chart:plot-area chart:style-name="ch4" table:cell-range-address="Sheet1.L2:Sheet1.M14" chart:data-source-has-labels="column" svg:x="0.467cm" svg:y="1.481cm" svg:width="16.04cm" svg:height="12.731cm">
          <chart:axis chart:dimension="x" chart:name="primary-x" chart:style-name="ch5">
            <chart:title svg:x="8.192cm" svg:y="13.944cm" chart:style-name="ch6">
              <text:p>Processes</text:p>
            </chart:title>
            <chart:categories table:cell-range-address="Sheet1.L2:Sheet1.L14"/>
          </chart:axis>
          <chart:axis chart:dimension="y" chart:name="primary-y" chart:style-name="ch7">
            <chart:title svg:x="0.341cm" svg:y="7.71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7.4274134">
                <text:p>647.4274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.7069462">
                <text:p>415.7069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.8302855">
                <text:p>255.830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.949827">
                <text:p>165.949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1252747">
                <text:p>142.1252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.5082839">
                <text:p>136.5082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7.6711027">
                <text:p>137.6711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.2681333">
                <text:p>135.2681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8.3947027">
                <text:p>128.3947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.5649173">
                <text:p>130.5649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7.968901">
                <text:p>137.968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.34557475">
                <text:p>135.345574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.726321">
                <text:p>170.726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74866104126pt" style:font-size-asian="12.2274866104126pt" style:font-size-complex="12.2274866104126pt"/>
    </style:style>
    <style:style style:name="ch3" style:family="chart">
      <style:text-properties fo:font-size="10.3463344573975pt" style:font-size-asian="10.3463344573975pt" style:font-size-complex="10.3463344573975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18230438232pt" style:font-size-asian="8.46518230438232pt" style:font-size-complex="8.4651823043823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18230438232pt" style:font-size-asian="8.46518230438232pt" style:font-size-complex="8.4651823043823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2cm" svg:height="13.818cm" chart:class="chart:line" chart:style-name="ch1">
        <chart:title svg:x="7.382cm" svg:y="0.278cm" chart:style-name="ch2">
          <text:p>Speedup </text:p>
        </chart:title>
        <chart:subtitle svg:x="5.275cm" svg:y="1.025cm" chart:style-name="ch3">
          <text:p>10000x10000 matrix (70% sparsity)</text:p>
        </chart:subtitle>
        <chart:plot-area chart:style-name="ch4" table:cell-range-address="Sheet1.N2:Sheet1.O14" chart:data-source-has-labels="column" svg:x="0.499cm" svg:y="1.619cm" svg:width="15.718cm" svg:height="11.557cm">
          <chart:axis chart:dimension="x" chart:name="primary-x" chart:style-name="ch5">
            <chart:title svg:x="7.868cm" svg:y="12.892cm" chart:style-name="ch6">
              <text:p>Processes</text:p>
            </chart:title>
            <chart:categories table:cell-range-address="Sheet1.N2:Sheet1.N14"/>
          </chart:axis>
          <chart:axis chart:dimension="y" chart:name="primary-y" chart:style-name="ch7">
            <chart:title svg:x="0.369cm" svg:y="7.737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4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264060551749">
                <text:p>1.00264060551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6152554036876">
                <text:p>1.56152554036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737360504959">
                <text:p>2.53737360504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116462218427">
                <text:p>3.9116462218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6735802389974">
                <text:p>4.56735802389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5529392982135">
                <text:p>4.75529392982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1512903629848">
                <text:p>4.71512903629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9889089886627">
                <text:p>4.79889089886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5579280257954">
                <text:p>5.05579280257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7175678753331">
                <text:p>4.971756787533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0495168907666">
                <text:p>4.70495168907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9614509007063">
                <text:p>4.79614509007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0220817737881">
                <text:p>3.80220817737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